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01-03T13:05:09" calcext:value-type="date">
            <text:p>2024-01-03 13:05:09</text:p>
          </table:table-cell>
          <table:table-cell table:style-name="ce22" office:value-type="date" office:date-value="2024-01-03" calcext:value-type="date">
            <text:p>2024-01-03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3H05M09S" calcext:value-type="time">
            <text:p>13:05:0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01-03T13:05:09" calcext:value-type="date">
            <text:p>2024-01-03 13:05:09</text:p>
          </table:table-cell>
          <table:table-cell table:style-name="ce23" office:value-type="date" office:date-value="2024-01-03" calcext:value-type="date">
            <text:p>2024-01-03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1H05M09S" calcext:value-type="time">
            <text:p>01:05:0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01-03T13:05:09" calcext:value-type="date">
            <text:p>2024-01-03 13:05:09</text:p>
          </table:table-cell>
          <table:table-cell table:style-name="ce24" office:value-type="date" office:date-value="2024-01-03" calcext:value-type="date">
            <text:p>2024-01-03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3H05M09S" calcext:value-type="time">
            <text:p>13:05:0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01-03T13:05:09" calcext:value-type="date">
            <text:p>2024-01-03 13:05:09</text:p>
          </table:table-cell>
          <table:table-cell table:style-name="ce25" office:value-type="date" office:date-value="2024-01-03" calcext:value-type="date">
            <text:p>2024-01-03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1H05M09S" calcext:value-type="time">
            <text:p>01:05:0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01-03T13:05:09" calcext:value-type="date">
            <text:p>2024-01-03 13:05:09</text:p>
          </table:table-cell>
          <table:table-cell table:style-name="ce26" office:value-type="date" office:date-value="2024-01-03" calcext:value-type="date">
            <text:p>2024-01-03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3H05M09S" calcext:value-type="time">
            <text:p>13:05:0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01-03T13:05:09" calcext:value-type="date">
            <text:p>2024-01-03 13:05:09</text:p>
          </table:table-cell>
          <table:table-cell table:style-name="ce27" office:value-type="date" office:date-value="2024-01-03" calcext:value-type="date">
            <text:p>2024-01-03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1H05M09S" calcext:value-type="time">
            <text:p>01:05:0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01-03T13:05:09" calcext:value-type="date">
            <text:p>2024-01-03 13:05:09</text:p>
          </table:table-cell>
          <table:table-cell table:style-name="ce28" office:value-type="date" office:date-value="2024-01-03" calcext:value-type="date">
            <text:p>2024-01-03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3H05M09S" calcext:value-type="time">
            <text:p>13:05:0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01-03T13:05:09" calcext:value-type="date">
            <text:p>2024-01-03 13:05:09</text:p>
          </table:table-cell>
          <table:table-cell table:style-name="ce29" office:value-type="date" office:date-value="2024-01-03" calcext:value-type="date">
            <text:p>2024-01-03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1H05M09S" calcext:value-type="time">
            <text:p>01:05:0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01-03T13:05:09" calcext:value-type="date">
            <text:p>2024-01-03 13:05:09</text:p>
          </table:table-cell>
          <table:table-cell table:style-name="ce30" office:value-type="date" office:date-value="2024-01-03" calcext:value-type="date">
            <text:p>2024-01-03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3H05M09S" calcext:value-type="time">
            <text:p>13:05:0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01-03T13:05:09" calcext:value-type="date">
            <text:p>2024-01-03 13:05:09</text:p>
          </table:table-cell>
          <table:table-cell table:style-name="ce31" office:value-type="date" office:date-value="2024-01-03" calcext:value-type="date">
            <text:p>2024-01-03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1H05M09S" calcext:value-type="time">
            <text:p>01:05:0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4-01-03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4-01-03T13:05:10" calcext:value-type="date">
            <text:p>2024-01-03 13:05:10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4-01-03T13:05:10" calcext:value-type="date">
            <text:p>2024-01-03 13:05:10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4-01-03T13:05:10" calcext:value-type="date">
            <text:p>2024-01-03 13:05: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4-01-03T13:05:10" calcext:value-type="date">
            <text:p>2024-01-03 13:05:1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3:05:09.0390708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05:08</meta:creation-date>
    <meta:generator>LibreOffice/7.5.8.2$Linux_X86_64 LibreOffice_project/50$Build-2</meta:generator>
    <meta:editing-duration>PT1S</meta:editing-duration>
    <meta:editing-cycles>2</meta:editing-cycles>
    <meta:initial-creator>Turulomio</meta:initial-creator>
    <dc:description>This file have been generated with UnoGenerator-0.39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4-01-03T13:05:10.814551797</dc:date>
    <dc:title>UnoGenerator ODS example</dc:title>
    <meta:document-statistic meta:table-count="8" meta:cell-count="3385" meta:object-count="0"/>
  </office:meta>
</office:document-meta>
</file>